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092cm" svg:height="7.938cm" svg:x="3.493cm" svg:y="10.92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52:24</meta:creation-date>
    <dc:date>2014-01-01T12:02:59</dc:date>
    <meta:editing-duration>PT34S</meta:editing-duration>
    <meta:editing-cycles>2</meta:editing-cycles>
    <meta:generator>LibreOffice/4.0.3.3$MacOSX_x86 LibreOffice_project/0eaa50a932c8f2199a615e1eb30f7ac74279539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botto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bottom" fo:padding-bottom="0.33cm"/>
    </style:style>
    <style:style style:name="gr8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bottom"/>
    </style:style>
    <style:style style:name="gr9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cm" svg:stroke-color="#800000" draw:marker-start-width="0.2cm" draw:marker-end-width="0.2cm" draw:fill="solid" draw:fill-color="#800000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style:text-position="20% 90%" fo:font-size="9pt" style:font-size-asian="9pt" style:font-size-complex="9pt"/>
    </style:style>
    <style:style style:name="P3" style:family="paragraph">
      <style:paragraph-properties fo:text-align="start"/>
      <style:text-properties style:text-position="20% 90%" fo:font-size="9pt" style:font-size-asian="9pt" style:font-size-complex="9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align="center" fo:text-indent="0cm"/>
      <style:text-properties style:text-position="super 58%"/>
    </style:style>
    <style:style style:name="P10" style:family="paragraph">
      <style:paragraph-properties fo:text-align="center"/>
      <style:text-properties style:text-position="super 58%" fo:font-size="10pt"/>
    </style:style>
    <style:style style:name="P11" style:family="paragraph">
      <style:paragraph-properties fo:margin-left="0cm" fo:margin-right="0cm" fo:text-align="center" fo:text-indent="0cm"/>
      <style:text-properties style:text-position="super 58%" fo:font-size="10pt"/>
    </style:style>
    <style:style style:name="P12" style:family="paragraph">
      <style:paragraph-properties fo:margin-left="0cm" fo:margin-right="0cm" fo:text-align="center" fo:text-indent="0cm"/>
      <style:text-properties style:text-position="64% 90%" fo:font-size="9pt" style:font-size-asian="9pt" style:font-size-complex="9pt"/>
    </style:style>
    <style:style style:name="P13" style:family="paragraph">
      <style:paragraph-properties fo:text-align="center"/>
      <style:text-properties style:text-position="64% 90%" fo:font-size="9pt" style:font-size-asian="9pt" style:font-size-complex="9pt"/>
    </style:style>
    <style:style style:name="T1" style:family="text">
      <style:text-properties style:text-position="20% 90%" fo:font-size="9pt" style:font-size-asian="9pt" style:font-size-complex="9pt"/>
    </style:style>
    <style:style style:name="T2" style:family="text">
      <style:text-properties fo:font-size="10pt"/>
    </style:style>
    <style:style style:name="T3" style:family="text">
      <style:text-properties fo:font-size="12pt"/>
    </style:style>
    <style:style style:name="T4" style:family="text">
      <style:text-properties style:text-position="super 58%" fo:font-size="10pt" style:font-size-asian="18pt" style:font-size-complex="18pt"/>
    </style:style>
    <style:style style:name="T5" style:family="text">
      <style:text-properties style:text-position="super 58%" fo:font-size="10pt"/>
    </style:style>
    <style:style style:name="T6" style:family="text">
      <style:text-properties style:text-position="64% 90%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0.236cm" svg:height="0.283cm" svg:x="6.331cm" svg:y="3.52cm">
          <text:p/>
        </draw:rect>
        <draw:circle draw:style-name="gr1" draw:text-style-name="P1" draw:layer="layout" svg:width="0.449cm" svg:height="0.449cm" svg:x="6.214cm" svg:y="3.756cm">
          <text:p/>
        </draw:circle>
        <draw:circle draw:style-name="gr2" draw:text-style-name="P1" draw:layer="layout" svg:width="0.236cm" svg:height="0.236cm" svg:x="6.331cm" svg:y="3.874cm">
          <text:p/>
        </draw:circle>
        <draw:circle draw:style-name="gr2" draw:text-style-name="P1" draw:layer="layout" svg:width="0.236cm" svg:height="0.236cm" svg:x="5.457cm" svg:y="5.409cm">
          <text:p/>
        </draw:circle>
        <draw:line draw:style-name="gr3" draw:text-style-name="P3" draw:layer="layout" svg:x1="6.444cm" svg:y1="3.991cm" svg:x2="10.623cm" svg:y2="6.405cm">
          <text:p text:style-name="P2"><text:span text:style-name="T1">Gate top bar</text:span></text:p>
        </draw:line>
        <draw:rect draw:style-name="gr4" draw:text-style-name="P5" draw:layer="layout" svg:width="3.827cm" svg:height="1.701cm" svg:x="3.591cm" svg:y="1.819cm">
          <text:p text:style-name="P4"><text:span text:style-name="T2">Gatepost</text:span></text:p>
        </draw:rect>
        <draw:rect draw:style-name="gr1" draw:text-style-name="P1" draw:layer="layout" svg:width="0.236cm" svg:height="1.819cm" svg:x="5.458cm" svg:y="3.52cm">
          <text:p/>
        </draw:rect>
        <draw:circle draw:style-name="gr1" draw:text-style-name="P1" draw:layer="layout" svg:width="0.449cm" svg:height="0.449cm" svg:x="5.341cm" svg:y="5.292cm">
          <text:p/>
        </draw:circle>
        <draw:circle draw:style-name="gr2" draw:text-style-name="P1" draw:layer="layout" svg:width="0.236cm" svg:height="0.236cm" svg:x="5.458cm" svg:y="5.41cm">
          <text:p/>
        </draw:circle>
        <draw:line draw:style-name="gr5" draw:text-style-name="P6" draw:layer="layout" svg:x1="0.796cm" svg:y1="4.796cm" svg:x2="2.296cm" svg:y2="4.796cm">
          <text:p/>
        </draw:line>
        <draw:frame draw:style-name="gr6" draw:text-style-name="P8" draw:layer="layout" svg:width="0.807cm" svg:height="0.721cm" svg:x="2.149cm" svg:y="4.489cm">
          <draw:text-box>
            <text:p text:style-name="P7"><text:span text:style-name="T3">N</text:span></text:p>
          </draw:text-box>
        </draw:frame>
        <draw:line draw:style-name="gr2" draw:text-style-name="P6" draw:layer="layout" svg:x1="1.37cm" svg:y1="4.37cm" svg:x2="1.37cm" svg:y2="5.221cm">
          <text:p/>
        </draw:line>
        <draw:line draw:style-name="gr7" draw:text-style-name="P10" draw:layer="layout" svg:x1="5.222cm" svg:y1="6.06cm" svg:x2="5.957cm" svg:y2="6.485cm">
          <text:p text:style-name="P9"><text:span text:style-name="T4">Ons</text:span></text:p>
        </draw:line>
        <draw:line draw:style-name="gr8" draw:text-style-name="P11" draw:layer="layout" svg:x1="7.46cm" svg:y1="4.887cm" svg:x2="6.67cm" svg:y2="6.245cm">
          <text:p text:style-name="P9"><text:span text:style-name="T5">Owe</text:span></text:p>
        </draw:line>
        <draw:line draw:style-name="gr9" draw:text-style-name="P1" draw:layer="layout" svg:x1="5.575cm" svg:y1="5.528cm" svg:x2="6.264cm" svg:y2="5.934cm">
          <text:p/>
        </draw:line>
        <draw:line draw:style-name="gr9" draw:text-style-name="P1" draw:layer="layout" svg:x1="7.012cm" svg:y1="4.613cm" svg:x2="6.264cm" svg:y2="5.934cm">
          <text:p/>
        </draw:line>
        <draw:line draw:style-name="gr10" draw:text-style-name="P13" draw:layer="layout" svg:x1="6.977cm" svg:y1="4.595cm" svg:x2="10.283cm" svg:y2="6.524cm">
          <text:p text:style-name="P12"><text:span text:style-name="T6"><text:s text:c="2"/></text:span><text:span text:style-name="T6">Gate bottom bar</text:span></text:p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296cm" fo:margin-bottom="0.33cm" fo:margin-left="0.296cm" fo:margin-right="0.32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